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ato" svg:font-family="Lato, Arial, Helvetica, FreeSans, 'Liberation Sans', 'Nimbus Sans 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Standard">
      <style:text-properties officeooo:rsid="00180b40" officeooo:paragraph-rsid="00180b40"/>
    </style:style>
    <style:style style:name="P5" style:family="paragraph" style:parent-style-name="Standard">
      <style:text-properties officeooo:rsid="001b1432" officeooo:paragraph-rsid="001b1432"/>
    </style:style>
    <style:style style:name="P6" style:family="paragraph" style:parent-style-name="Standard">
      <style:text-properties officeooo:rsid="001fba77" officeooo:paragraph-rsid="001fba77" fo:background-color="#ffff00"/>
    </style:style>
    <style:style style:name="P7" style:family="paragraph" style:parent-style-name="Standard">
      <style:text-properties officeooo:rsid="00243dc6" officeooo:paragraph-rsid="00243dc6" fo:background-color="#ffffff"/>
    </style:style>
    <style:style style:name="P8" style:family="paragraph" style:parent-style-name="Standard">
      <style:text-properties officeooo:rsid="00243dc6" officeooo:paragraph-rsid="0059b47c" fo:background-color="#ffffff"/>
    </style:style>
    <style:style style:name="P9" style:family="paragraph" style:parent-style-name="Standard">
      <style:text-properties officeooo:rsid="00243dc6" officeooo:paragraph-rsid="0059e84d" fo:background-color="#ffffff"/>
    </style:style>
    <style:style style:name="P10" style:family="paragraph" style:parent-style-name="Standard">
      <style:text-properties officeooo:rsid="00243dc6" officeooo:paragraph-rsid="005abb61" fo:background-color="#ffffff"/>
    </style:style>
    <style:style style:name="P11" style:family="paragraph" style:parent-style-name="Standard">
      <style:text-properties officeooo:rsid="00243dc6" officeooo:paragraph-rsid="00ac5e48" fo:background-color="#ffffff"/>
    </style:style>
    <style:style style:name="P12" style:family="paragraph" style:parent-style-name="Standard">
      <style:text-properties officeooo:rsid="00243dc6" officeooo:paragraph-rsid="00b820c3" fo:background-color="#ffffff"/>
    </style:style>
    <style:style style:name="P13" style:family="paragraph" style:parent-style-name="Standard">
      <style:text-properties officeooo:rsid="0026bb06" officeooo:paragraph-rsid="0026bb06" fo:background-color="#ffffff"/>
    </style:style>
    <style:style style:name="P14" style:family="paragraph" style:parent-style-name="Standard">
      <style:text-properties officeooo:rsid="0027d165" officeooo:paragraph-rsid="0027d165" fo:background-color="#ffffff"/>
    </style:style>
    <style:style style:name="P15" style:family="paragraph" style:parent-style-name="Standard">
      <style:text-properties officeooo:rsid="0029a532" officeooo:paragraph-rsid="0029a532" fo:background-color="#ffffff"/>
    </style:style>
    <style:style style:name="P16" style:family="paragraph" style:parent-style-name="Standard">
      <style:text-properties officeooo:rsid="0059b47c" officeooo:paragraph-rsid="0059b47c" fo:background-color="#ffffff"/>
    </style:style>
    <style:style style:name="P17" style:family="paragraph" style:parent-style-name="Standard">
      <style:text-properties officeooo:rsid="0059b47c" officeooo:paragraph-rsid="0059e84d" fo:background-color="#ffffff"/>
    </style:style>
    <style:style style:name="P18" style:family="paragraph" style:parent-style-name="Standard">
      <style:text-properties officeooo:rsid="0059b47c" officeooo:paragraph-rsid="005abb61" fo:background-color="#ffffff"/>
    </style:style>
    <style:style style:name="P19" style:family="paragraph" style:parent-style-name="Standard" style:list-style-name="L4">
      <style:text-properties officeooo:rsid="0059b47c" officeooo:paragraph-rsid="005abb61" fo:background-color="#ffffff"/>
    </style:style>
    <style:style style:name="P20" style:family="paragraph" style:parent-style-name="Standard" style:list-style-name="L5">
      <style:text-properties officeooo:rsid="0059b47c" officeooo:paragraph-rsid="005abb61" fo:background-color="#ffffff"/>
    </style:style>
    <style:style style:name="P21" style:family="paragraph" style:parent-style-name="Standard" style:list-style-name="L5">
      <style:text-properties officeooo:rsid="0059b47c" officeooo:paragraph-rsid="00ca3e19" fo:background-color="#ffffff"/>
    </style:style>
    <style:style style:name="P22" style:family="paragraph" style:parent-style-name="Standard" style:list-style-name="L6">
      <style:text-properties officeooo:rsid="0059b47c" officeooo:paragraph-rsid="005abb61" fo:background-color="#ffffff"/>
    </style:style>
    <style:style style:name="P23" style:family="paragraph" style:parent-style-name="Standard" style:list-style-name="L6">
      <style:text-properties officeooo:rsid="0059b47c" officeooo:paragraph-rsid="00cb3a3c" fo:background-color="#ffffff"/>
    </style:style>
    <style:style style:name="P24" style:family="paragraph" style:parent-style-name="Standard" style:list-style-name="L7">
      <style:text-properties officeooo:rsid="0059b47c" officeooo:paragraph-rsid="005abb61" fo:background-color="#ffffff"/>
    </style:style>
    <style:style style:name="P25" style:family="paragraph" style:parent-style-name="Standard">
      <style:text-properties officeooo:rsid="0059b47c" officeooo:paragraph-rsid="009133c7" fo:background-color="#ffffff"/>
    </style:style>
    <style:style style:name="P26" style:family="paragraph" style:parent-style-name="Standard">
      <style:text-properties officeooo:rsid="0059b47c" officeooo:paragraph-rsid="009297dd" fo:background-color="#ffffff"/>
    </style:style>
    <style:style style:name="P27" style:family="paragraph" style:parent-style-name="Standard">
      <style:text-properties officeooo:rsid="0059b47c" officeooo:paragraph-rsid="00984767" fo:background-color="#ffffff"/>
    </style:style>
    <style:style style:name="P28" style:family="paragraph" style:parent-style-name="Standard">
      <style:text-properties officeooo:rsid="0059b47c" officeooo:paragraph-rsid="0098f71a" fo:background-color="#ffffff"/>
    </style:style>
    <style:style style:name="P29" style:family="paragraph" style:parent-style-name="Standard">
      <style:text-properties officeooo:rsid="0059b47c" officeooo:paragraph-rsid="009c4d28" fo:background-color="#ffffff"/>
    </style:style>
    <style:style style:name="P30" style:family="paragraph" style:parent-style-name="Standard">
      <style:text-properties officeooo:rsid="0059b47c" officeooo:paragraph-rsid="009dde2f" fo:background-color="#ffffff"/>
    </style:style>
    <style:style style:name="P31" style:family="paragraph" style:parent-style-name="Standard">
      <style:text-properties officeooo:rsid="0059b47c" officeooo:paragraph-rsid="009f71ba" fo:background-color="#ffffff"/>
    </style:style>
    <style:style style:name="P32" style:family="paragraph" style:parent-style-name="Standard">
      <style:text-properties officeooo:rsid="0059b47c" officeooo:paragraph-rsid="00a4d3c1" fo:background-color="#ffffff"/>
    </style:style>
    <style:style style:name="P33" style:family="paragraph" style:parent-style-name="Standard">
      <style:text-properties officeooo:rsid="0059b47c" officeooo:paragraph-rsid="00b10756" fo:background-color="#ffffff"/>
    </style:style>
    <style:style style:name="P34" style:family="paragraph" style:parent-style-name="Standard">
      <style:text-properties officeooo:rsid="0059b47c" officeooo:paragraph-rsid="00b42665" fo:background-color="#ffffff"/>
    </style:style>
    <style:style style:name="P35" style:family="paragraph" style:parent-style-name="Standard">
      <style:text-properties officeooo:rsid="0059b47c" officeooo:paragraph-rsid="00b820c3" fo:background-color="#ffffff"/>
    </style:style>
    <style:style style:name="P36" style:family="paragraph" style:parent-style-name="Standard">
      <style:text-properties officeooo:rsid="0059b47c" officeooo:paragraph-rsid="00ba17f6" fo:background-color="#ffffff"/>
    </style:style>
    <style:style style:name="P37" style:family="paragraph" style:parent-style-name="Standard">
      <style:text-properties officeooo:rsid="0059b47c" officeooo:paragraph-rsid="00bcf84c" fo:background-color="#ffffff"/>
    </style:style>
    <style:style style:name="P38" style:family="paragraph" style:parent-style-name="Standard" style:list-style-name="L8">
      <style:text-properties officeooo:rsid="0059b47c" officeooo:paragraph-rsid="005abb61" fo:background-color="#ffffff"/>
    </style:style>
    <style:style style:name="P39" style:family="paragraph" style:parent-style-name="Standard">
      <style:text-properties officeooo:rsid="0059b47c" officeooo:paragraph-rsid="00cb3a3c" fo:background-color="#ffffff"/>
    </style:style>
    <style:style style:name="P40" style:family="paragraph" style:parent-style-name="Standard">
      <style:text-properties officeooo:rsid="0059b47c" officeooo:paragraph-rsid="00d505ff" fo:background-color="#ffffff"/>
    </style:style>
    <style:style style:name="P41" style:family="paragraph" style:parent-style-name="Standard">
      <style:text-properties officeooo:rsid="007d71b2" officeooo:paragraph-rsid="0083b80a" fo:background-color="#ffffff"/>
    </style:style>
    <style:style style:name="P42" style:family="paragraph" style:parent-style-name="Standard">
      <style:text-properties officeooo:rsid="0089c9a4" officeooo:paragraph-rsid="0089c9a4" fo:background-color="#ffffff"/>
    </style:style>
    <style:style style:name="P43" style:family="paragraph" style:parent-style-name="Standard">
      <style:text-properties officeooo:rsid="008fa4cf" officeooo:paragraph-rsid="008fa4cf" fo:background-color="#ffffff"/>
    </style:style>
    <style:style style:name="P44" style:family="paragraph" style:parent-style-name="Standard">
      <style:text-properties officeooo:rsid="009297dd" officeooo:paragraph-rsid="009297dd" fo:background-color="#ffffff"/>
    </style:style>
    <style:style style:name="P45" style:family="paragraph" style:parent-style-name="Standard">
      <style:text-properties officeooo:rsid="0093670b" officeooo:paragraph-rsid="0093670b" fo:background-color="#ffffff"/>
    </style:style>
    <style:style style:name="P46" style:family="paragraph" style:parent-style-name="Standard">
      <style:text-properties officeooo:rsid="00984767" officeooo:paragraph-rsid="00984767" fo:background-color="#ffffff"/>
    </style:style>
    <style:style style:name="P47" style:family="paragraph" style:parent-style-name="Standard">
      <style:text-properties officeooo:rsid="0098f71a" officeooo:paragraph-rsid="00998796" fo:background-color="#ffffff"/>
    </style:style>
    <style:style style:name="P48" style:family="paragraph" style:parent-style-name="Standard">
      <style:text-properties officeooo:rsid="009c4d28" officeooo:paragraph-rsid="009c4d28" fo:background-color="#ffffff"/>
    </style:style>
    <style:style style:name="P49" style:family="paragraph" style:parent-style-name="Standard">
      <style:text-properties officeooo:rsid="00a1b2e7" officeooo:paragraph-rsid="00a1b2e7" fo:background-color="#ffffff"/>
    </style:style>
    <style:style style:name="P50" style:family="paragraph" style:parent-style-name="Standard">
      <style:text-properties officeooo:rsid="00af1298" officeooo:paragraph-rsid="00af1298" fo:background-color="#ffffff"/>
    </style:style>
    <style:style style:name="P51" style:family="paragraph" style:parent-style-name="Standard">
      <style:text-properties officeooo:rsid="00b20879" officeooo:paragraph-rsid="00b20879" fo:background-color="#ffffff"/>
    </style:style>
    <style:style style:name="P52" style:family="paragraph" style:parent-style-name="Standard">
      <style:text-properties officeooo:rsid="00b42665" officeooo:paragraph-rsid="00b42665" fo:background-color="#ffffff"/>
    </style:style>
    <style:style style:name="P53" style:family="paragraph" style:parent-style-name="Standard">
      <style:text-properties officeooo:rsid="00bcf84c" officeooo:paragraph-rsid="00bcf84c" fo:background-color="#ffffff"/>
    </style:style>
    <style:style style:name="P54" style:family="paragraph" style:parent-style-name="Standard">
      <style:text-properties fo:language="ru" fo:country="RU" officeooo:rsid="00332e79" officeooo:paragraph-rsid="00332e79" fo:background-color="#ffffff"/>
    </style:style>
    <style:style style:name="P55" style:family="paragraph" style:parent-style-name="Standard">
      <style:text-properties fo:language="ru" fo:country="RU" officeooo:rsid="0033d5f7" officeooo:paragraph-rsid="0033d5f7" fo:background-color="#ffffff"/>
    </style:style>
    <style:style style:name="P56" style:family="paragraph" style:parent-style-name="Standard">
      <style:text-properties fo:language="ru" fo:country="RU" officeooo:rsid="00243dc6" officeooo:paragraph-rsid="005abb61" fo:background-color="#ffffff"/>
    </style:style>
    <style:style style:name="P57" style:family="paragraph" style:parent-style-name="Standard">
      <style:text-properties fo:color="#000000" loext:opacity="100%" officeooo:rsid="004aa15c" officeooo:paragraph-rsid="004aa15c" fo:background-color="transparent"/>
    </style:style>
    <style:style style:name="P58" style:family="paragraph" style:parent-style-name="Standard" style:list-style-name="L2">
      <style:text-properties fo:color="#000000" loext:opacity="100%" officeooo:rsid="001b1432" officeooo:paragraph-rsid="001b1432" fo:background-color="transparent"/>
    </style:style>
    <style:style style:name="P59" style:family="paragraph" style:parent-style-name="Standard">
      <style:text-properties fo:color="#ff0000" loext:opacity="100%" fo:language="ru" fo:country="RU" officeooo:rsid="0036a7f5" officeooo:paragraph-rsid="0036a7f5" fo:background-color="transparent"/>
    </style:style>
    <style:style style:name="P60" style:family="paragraph" style:parent-style-name="Standard">
      <style:text-properties officeooo:paragraph-rsid="005abb61"/>
    </style:style>
    <style:style style:name="P61" style:family="paragraph" style:parent-style-name="Standard" style:list-style-name="L8">
      <style:text-properties officeooo:paragraph-rsid="005abb61"/>
    </style:style>
    <style:style style:name="P62" style:family="paragraph" style:parent-style-name="Standard" style:list-style-name="L6">
      <style:text-properties officeooo:paragraph-rsid="005abb61"/>
    </style:style>
    <style:style style:name="P63" style:family="paragraph" style:parent-style-name="Standard">
      <style:paragraph-properties fo:text-align="center" style:justify-single-word="false"/>
      <style:text-properties fo:font-size="24pt" officeooo:rsid="00180b40" officeooo:paragraph-rsid="00180b40" style:font-size-asian="24pt" style:font-size-complex="24pt"/>
    </style:style>
    <style:style style:name="T1" style:family="text">
      <style:text-properties fo:language="en" fo:country="US"/>
    </style:style>
    <style:style style:name="T2" style:family="text">
      <style:text-properties fo:language="en" fo:country="US" officeooo:rsid="00567f8d"/>
    </style:style>
    <style:style style:name="T3" style:family="text">
      <style:text-properties fo:language="en" fo:country="US" officeooo:rsid="0081b01b"/>
    </style:style>
    <style:style style:name="T4" style:family="text">
      <style:text-properties fo:language="en" fo:country="US" officeooo:rsid="00c154d4"/>
    </style:style>
    <style:style style:name="T5" style:family="text">
      <style:text-properties fo:language="ru" fo:country="RU"/>
    </style:style>
    <style:style style:name="T6" style:family="text">
      <style:text-properties fo:language="ru" fo:country="RU" officeooo:rsid="0059b47c"/>
    </style:style>
    <style:style style:name="T7" style:family="text">
      <style:text-properties fo:language="ru" fo:country="RU" officeooo:rsid="007f3995"/>
    </style:style>
    <style:style style:name="T8" style:family="text">
      <style:text-properties fo:language="ru" fo:country="RU" officeooo:rsid="00837e73"/>
    </style:style>
    <style:style style:name="T9" style:family="text">
      <style:text-properties fo:language="ru" fo:country="RU" officeooo:rsid="0083b80a"/>
    </style:style>
    <style:style style:name="T10" style:family="text">
      <style:text-properties fo:language="ru" fo:country="RU" officeooo:rsid="0081b01b"/>
    </style:style>
    <style:style style:name="T11" style:family="text">
      <style:text-properties fo:language="ru" fo:country="RU" officeooo:rsid="00855e91"/>
    </style:style>
    <style:style style:name="T12" style:family="text">
      <style:text-properties fo:language="ru" fo:country="RU" officeooo:rsid="008616ad"/>
    </style:style>
    <style:style style:name="T13" style:family="text">
      <style:text-properties fo:language="ru" fo:country="RU" officeooo:rsid="00c154d4"/>
    </style:style>
    <style:style style:name="T14" style:family="text">
      <style:text-properties officeooo:rsid="001fba77"/>
    </style:style>
    <style:style style:name="T15" style:family="text">
      <style:text-properties officeooo:rsid="002118fd"/>
    </style:style>
    <style:style style:name="T16" style:family="text">
      <style:text-properties officeooo:rsid="00243dc6"/>
    </style:style>
    <style:style style:name="T17" style:family="text">
      <style:text-properties officeooo:rsid="00268e5d"/>
    </style:style>
    <style:style style:name="T18" style:family="text">
      <style:text-properties officeooo:rsid="0026bb06"/>
    </style:style>
    <style:style style:name="T19" style:family="text">
      <style:text-properties officeooo:rsid="00243dc6" fo:background-color="#ffffff" loext:char-shading-value="0"/>
    </style:style>
    <style:style style:name="T20" style:family="text">
      <style:text-properties officeooo:rsid="0059b47c" fo:background-color="#ffffff" loext:char-shading-value="0"/>
    </style:style>
    <style:style style:name="T21" style:family="text">
      <style:text-properties officeooo:rsid="003ad6e9"/>
    </style:style>
    <style:style style:name="T22" style:family="text">
      <style:text-properties officeooo:rsid="003c443c"/>
    </style:style>
    <style:style style:name="T23" style:family="text">
      <style:text-properties officeooo:rsid="0045f586"/>
    </style:style>
    <style:style style:name="T24" style:family="text">
      <style:text-properties officeooo:rsid="00482c91"/>
    </style:style>
    <style:style style:name="T25" style:family="text">
      <style:text-properties officeooo:rsid="0059b47c"/>
    </style:style>
    <style:style style:name="T26" style:family="text">
      <style:text-properties officeooo:rsid="00760aea"/>
    </style:style>
    <style:style style:name="T27" style:family="text">
      <style:text-properties officeooo:rsid="00780079"/>
    </style:style>
    <style:style style:name="T28" style:family="text">
      <style:text-properties officeooo:rsid="008c0902"/>
    </style:style>
    <style:style style:name="T29" style:family="text">
      <style:text-properties officeooo:rsid="008c7f78"/>
    </style:style>
    <style:style style:name="T30" style:family="text">
      <style:text-properties officeooo:rsid="008fa4cf"/>
    </style:style>
    <style:style style:name="T31" style:family="text">
      <style:text-properties officeooo:rsid="009297dd"/>
    </style:style>
    <style:style style:name="T32" style:family="text">
      <style:text-properties officeooo:rsid="0094da4a"/>
    </style:style>
    <style:style style:name="T33" style:family="text">
      <style:text-properties officeooo:rsid="00984767"/>
    </style:style>
    <style:style style:name="T34" style:family="text">
      <style:text-properties officeooo:rsid="0098f71a"/>
    </style:style>
    <style:style style:name="T35" style:family="text">
      <style:text-properties officeooo:rsid="009c4d28"/>
    </style:style>
    <style:style style:name="T36" style:family="text">
      <style:text-properties officeooo:rsid="009dde2f"/>
    </style:style>
    <style:style style:name="T37" style:family="text">
      <style:text-properties officeooo:rsid="009f71ba"/>
    </style:style>
    <style:style style:name="T38" style:family="text">
      <style:text-properties officeooo:rsid="00a39fa7"/>
    </style:style>
    <style:style style:name="T39" style:family="text">
      <style:text-properties officeooo:rsid="00a4d3c1"/>
    </style:style>
    <style:style style:name="T40" style:family="text">
      <style:text-properties officeooo:rsid="00aaa325"/>
    </style:style>
    <style:style style:name="T41" style:family="text">
      <style:text-properties officeooo:rsid="00ac5e48"/>
    </style:style>
    <style:style style:name="T42" style:family="text">
      <style:text-properties officeooo:rsid="00b10756"/>
    </style:style>
    <style:style style:name="T43" style:family="text">
      <style:text-properties officeooo:rsid="00b42665"/>
    </style:style>
    <style:style style:name="T44" style:family="text">
      <style:text-properties officeooo:rsid="00b820c3"/>
    </style:style>
    <style:style style:name="T45" style:family="text">
      <style:text-properties officeooo:rsid="00ba17f6"/>
    </style:style>
    <style:style style:name="T46" style:family="text">
      <style:text-properties officeooo:rsid="00c154d4"/>
    </style:style>
    <style:style style:name="T47" style:family="text">
      <style:text-properties officeooo:rsid="00c77c87"/>
    </style:style>
    <style:style style:name="T48" style:family="text">
      <style:text-properties officeooo:rsid="00c93c49"/>
    </style:style>
    <style:style style:name="T49" style:family="text">
      <style:text-properties officeooo:rsid="00ce9074"/>
    </style:style>
    <style:style style:name="T50" style:family="text">
      <style:text-properties officeooo:rsid="00d02f4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Текст к презентации <text:span text:style-name="T1">ADVANTA</text:span></text:p>
      <text:p text:style-name="P4"/>
      <text:p text:style-name="P4"/>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text:a xlink:type="simple" xlink:href="#__RefHeading___Toc961_1445525800" text:style-name="Index_20_Link" text:visited-style-name="Index_20_Link">Слайд 3 — ADVANTA<text:tab/>2</text:a></text:p>
          <text:p text:style-name="P1"><text:a xlink:type="simple" xlink:href="#__RefHeading___Toc963_1445525800" text:style-name="Index_20_Link" text:visited-style-name="Index_20_Link">Слайд 4 — Функциональные возможности<text:tab/>3</text:a></text:p>
          <text:p text:style-name="P1"><text:a xlink:type="simple" xlink:href="#__RefHeading___Toc965_1445525800" text:style-name="Index_20_Link" text:visited-style-name="Index_20_Link">Слайд 5 — Мониторинг и отчетность<text:tab/>4</text:a></text:p>
          <text:p text:style-name="P2"><text:a xlink:type="simple" xlink:href="#__RefHeading___Toc1049_1445525800" text:style-name="Index_20_Link" text:visited-style-name="Index_20_Link">Слайд 6 — Реестры проектов<text:tab/>4</text:a></text:p>
          <text:p text:style-name="P2"><text:a xlink:type="simple" xlink:href="#__RefHeading___Toc1051_1445525800" text:style-name="Index_20_Link" text:visited-style-name="Index_20_Link">Слайд 7 — Табель учета рабочего времени<text:tab/>4</text:a></text:p>
          <text:p text:style-name="P2"><text:a xlink:type="simple" xlink:href="#__RefHeading___Toc1053_1445525800" text:style-name="Index_20_Link" text:visited-style-name="Index_20_Link">Слайд 8 — Автоматизированный сбор фактов<text:tab/>4</text:a></text:p>
          <text:p text:style-name="P2"><text:a xlink:type="simple" xlink:href="#__RefHeading___Toc1055_1445525800" text:style-name="Index_20_Link" text:visited-style-name="Index_20_Link">Слайд 9 — Произвольная отчетность<text:tab/>4</text:a></text:p>
          <text:p text:style-name="P2"><text:a xlink:type="simple" xlink:href="#__RefHeading___Toc1057_1445525800" text:style-name="Index_20_Link" text:visited-style-name="Index_20_Link">Слайд 10 — Дашборды<text:tab/>4</text:a></text:p>
          <text:p text:style-name="P1"><text:a xlink:type="simple" xlink:href="#__RefHeading___Toc967_1445525800" text:style-name="Index_20_Link" text:visited-style-name="Index_20_Link">Слайд 11 — Планирование<text:tab/>6</text:a></text:p>
          <text:p text:style-name="P2"><text:a xlink:type="simple" xlink:href="#__RefHeading___Toc1059_1445525800" text:style-name="Index_20_Link" text:visited-style-name="Index_20_Link">Слайд 12 — Диаграмма ганта<text:tab/>6</text:a></text:p>
          <text:p text:style-name="P2"><text:a xlink:type="simple" xlink:href="#__RefHeading___Toc1061_1445525800" text:style-name="Index_20_Link" text:visited-style-name="Index_20_Link">Слайд 13 — Календарь<text:tab/>6</text:a></text:p>
          <text:p text:style-name="P2"><text:a xlink:type="simple" xlink:href="#__RefHeading___Toc1063_1445525800" text:style-name="Index_20_Link" text:visited-style-name="Index_20_Link">Слайд 14 — Списки задач<text:tab/>6</text:a></text:p>
          <text:p text:style-name="P2"><text:a xlink:type="simple" xlink:href="#__RefHeading___Toc1065_1445525800" text:style-name="Index_20_Link" text:visited-style-name="Index_20_Link">Слайд 15 — Контрольные точки<text:tab/>6</text:a></text:p>
          <text:p text:style-name="P1"><text:a xlink:type="simple" xlink:href="#__RefHeading___Toc969_1445525800" text:style-name="Index_20_Link" text:visited-style-name="Index_20_Link">Слайд 16 — Управление системой<text:tab/>7</text:a></text:p>
          <text:p text:style-name="P2"><text:a xlink:type="simple" xlink:href="#__RefHeading___Toc1067_1445525800" text:style-name="Index_20_Link" text:visited-style-name="Index_20_Link">Слайд 17 - Гибкие права доступа<text:tab/>7</text:a></text:p>
          <text:p text:style-name="P2"><text:a xlink:type="simple" xlink:href="#__RefHeading___Toc1069_1445525800" text:style-name="Index_20_Link" text:visited-style-name="Index_20_Link">Слайд 18 - Конструктор объектов управления<text:tab/>7</text:a></text:p>
          <text:p text:style-name="P1"><text:a xlink:type="simple" xlink:href="#__RefHeading___Toc971_1445525800" text:style-name="Index_20_Link" text:visited-style-name="Index_20_Link">Слайд 19 — Хранение информации<text:tab/>8</text:a></text:p>
          <text:p text:style-name="P2"><text:a xlink:type="simple" xlink:href="#__RefHeading___Toc1071_1445525800" text:style-name="Index_20_Link" text:visited-style-name="Index_20_Link">Слайд 20 - Документы проектов<text:tab/>8</text:a></text:p>
          <text:p text:style-name="P2"><text:a xlink:type="simple" xlink:href="#__RefHeading___Toc1073_1445525800" text:style-name="Index_20_Link" text:visited-style-name="Index_20_Link">Слайд 21 - Паспорт проекта<text:tab/>8</text:a></text:p>
          <text:p text:style-name="P2"><text:a xlink:type="simple" xlink:href="#__RefHeading___Toc1075_1445525800" text:style-name="Index_20_Link" text:visited-style-name="Index_20_Link">Слайд 22 - Создание групп объектов<text:tab/>8</text:a></text:p>
          <text:p text:style-name="P1"><text:a xlink:type="simple" xlink:href="#__RefHeading___Toc973_1445525800" text:style-name="Index_20_Link" text:visited-style-name="Index_20_Link">Слайд 23 — Общение<text:tab/>9</text:a></text:p>
          <text:p text:style-name="P2"><text:a xlink:type="simple" xlink:href="#__RefHeading___Toc1077_1445525800" text:style-name="Index_20_Link" text:visited-style-name="Index_20_Link">Слайд 24 - Персонализированный портал<text:tab/>9</text:a></text:p>
          <text:p text:style-name="P2"><text:a xlink:type="simple" xlink:href="#__RefHeading___Toc1079_1445525800" text:style-name="Index_20_Link" text:visited-style-name="Index_20_Link">Слайд 25 - Дискуссии для обсуждения вопросов<text:tab/>9</text:a></text:p>
          <text:p text:style-name="P2"><text:a xlink:type="simple" xlink:href="#__RefHeading___Toc1081_1445525800" text:style-name="Index_20_Link" text:visited-style-name="Index_20_Link">Слайд 26 — Согласования<text:tab/>9</text:a></text:p>
          <text:p text:style-name="P1"><text:a xlink:type="simple" xlink:href="#__RefHeading___Toc975_1445525800" text:style-name="Index_20_Link" text:visited-style-name="Index_20_Link">Слайд 27 - ADVANTA как аналог MS Project Server + SharePoint + Power BI<text:tab/>10</text:a></text:p>
          <text:p text:style-name="P2"><text:a xlink:type="simple" xlink:href="#__RefHeading___Toc1083_1445525800" text:style-name="Index_20_Link" text:visited-style-name="Index_20_Link">Слайд 28 - Платформа ADVANTA<text:tab/>10</text:a></text:p>
          <text:p text:style-name="P2"><text:a xlink:type="simple" xlink:href="#__RefHeading___Toc1085_1445525800" text:style-name="Index_20_Link" text:visited-style-name="Index_20_Link">Слайд 29 - Платформа Microsoft Project Server<text:tab/>10</text:a></text:p>
          <text:p text:style-name="P2"><text:a xlink:type="simple" xlink:href="#__RefHeading___Toc1087_1445525800" text:style-name="Index_20_Link" text:visited-style-name="Index_20_Link">Слайд 30 - Почему Microsoft Project Server не всегда подходит компаниям?<text:tab/>10</text:a></text:p>
          <text:p text:style-name="P2"><text:a xlink:type="simple" xlink:href="#__RefHeading___Toc1089_1445525800" text:style-name="Index_20_Link" text:visited-style-name="Index_20_Link">Слайд 31 — Почему ADVANTA лучше?<text:tab/>12</text:a></text:p>
          <text:p text:style-name="P1"><text:a xlink:type="simple" xlink:href="#__RefHeading___Toc977_1445525800" text:style-name="Index_20_Link" text:visited-style-name="Index_20_Link">Слайд 32 — Итог<text:tab/>13</text:a></text:p>
        </text:index-body>
      </text:table-of-content>
      <text:p text:style-name="P4"/>
      <text:h text:style-name="P3" text:outline-level="1"><text:bookmark-start text:name="__RefHeading___Toc961_1445525800"/>Слайд 3 — <text:span text:style-name="T2">ADVANTA</text:span> <text:bookmark-end text:name="__RefHeading___Toc961_1445525800"/></text:h>
      <text:p text:style-name="P4"/>
      <text:p text:style-name="P4">ADVANTA — это инструменты проектного управления с готовой методологией. Комплексное IT-решение автоматизации и отслеживания эффективности реализации проектов. Объединяет работу всех участников проектной деятельности, контролирует продуктивность каждого исполнителя, формирует отчетность без ручного сбора данных. Возможности ADVANTA могут быть использованы в проектах любого масштаба.</text:p>
      <text:p text:style-name="P4"/>
      <text:p text:style-name="P4">ADVANTA признана лучшей российской системой управления проектами по результатам конкурса Аналитического центра при Правительстве РФ. Качество системы подтверждено независимыми экспертами, что гарантирует правильность выбора.</text:p>
      <text:p text:style-name="P4"/>
      <text:p text:style-name="P4">ADVANTA – уникальный программный продукт и основной российский конкурент для Microsoft Project Server. ADVANTA предоставляет сопоставимый объем функционала по управлению проектами, но при этом решает проблемы администрирования и интеграции различных продуктов.</text:p>
      <text:h text:style-name="P3" text:outline-level="1"><text:bookmark-start text:name="__RefHeading___Toc963_1445525800"/>Слайд 4 — Функциональные возможности<text:bookmark-end text:name="__RefHeading___Toc963_1445525800"/></text:h>
      <text:p text:style-name="P5"/>
      <text:p text:style-name="P5">Система <text:span text:style-name="T1">ADVANTA и</text:span><text:span text:style-name="T5">меет множество удобных и полезных функциональных возможностей.</text:span></text:p>
      <text:p text:style-name="P57"/>
      <text:list xml:id="list301554200" text:style-name="L2">
        <text:list-item>
          <text:p text:style-name="P58">Формирует единый реестр проектов с документами, постановкой и контролем задач, прогнозированием рисков и отслеживанием эффективности по каждому направлению проекта;</text:p>
        </text:list-item>
        <text:list-item>
          <text:p text:style-name="P58">Легко интегрируется в сформированные бизнес-процессы компании;</text:p>
        </text:list-item>
        <text:list-item>
          <text:p text:style-name="P58">Быстро адаптируется к любым изменениям в рамках проекта;</text:p>
        </text:list-item>
        <text:list-item>
          <text:p text:style-name="P58">Обеспечивает доступ к данным с любого устройства круглосуточно;</text:p>
        </text:list-item>
        <text:list-item>
          <text:p text:style-name="P58">Поддерживает существующие методологии и стандарты управления проектами;</text:p>
        </text:list-item>
        <text:list-item>
          <text:p text:style-name="P58">Ориентирована на отечественных бизнес-пользователей;</text:p>
        </text:list-item>
        <text:list-item>
          <text:p text:style-name="P58">Управление через понятный интерфейс не требует навыков программирования;</text:p>
        </text:list-item>
        <text:list-item>
          <text:p text:style-name="P58">Имеет стоимость ниже аналоговых зарубежных систем;</text:p>
        </text:list-item>
      </text:list>
      <text:p text:style-name="P5"><text:s/></text:p>
      <text:p text:style-name="P5">Чтобы познакомиться ближе с <text:span text:style-name="T14">системой </text:span>каждый клиент имеет возможность протестировать бесплатную версию системы и оценить преимущества интеграции инструментов управления внутри существующих проектов.</text:p>
      <text:p text:style-name="P5"/>
      <text:p text:style-name="P6">Далее <text:span text:style-name="T15">мы </text:span>расскажем <text:span text:style-name="T15">о всех ее функциональных возможностях по отельности</text:span></text:p>
      <text:h text:style-name="P3" text:outline-level="1"><text:bookmark-start text:name="__RefHeading___Toc965_1445525800"/>Слайд 5 — Мониторинг и отчетност<text:span text:style-name="T23">ь</text:span><text:bookmark-end text:name="__RefHeading___Toc965_1445525800"/></text:h>
      <text:h text:style-name="Heading_20_2" text:outline-level="2"><text:bookmark-start text:name="__RefHeading___Toc1049_1445525800"/>Слайд <text:span text:style-name="T17">6</text:span> — <text:span text:style-name="T17">Реестры проектов</text:span><text:bookmark-end text:name="__RefHeading___Toc1049_1445525800"/></text:h>
      <text:p text:style-name="P7"/>
      <text:p text:style-name="P42">Реестры проектов позволяют в режиме реального времени о<text:span text:style-name="T25">перативно </text:span>оценивать <text:span text:style-name="T25">ситуацию по всему портфелю проектов. </text:span><text:span text:style-name="T29">В</text:span><text:span text:style-name="T25">ся информация собрана в одном месте. </text:span>Д<text:span text:style-name="T25">етали или статистику </text:span><text:span text:style-name="T28">по проекту </text:span><text:span text:style-name="T25">может просматривать любой сотрудник, имеющий соответствующие права доступа.</text:span></text:p>
      <text:p text:style-name="P7"/>
      <text:h text:style-name="Heading_20_2" text:outline-level="2"><text:bookmark-start text:name="__RefHeading___Toc1051_1445525800"/>Слайд 7 — <text:span text:style-name="T18">Табель учета рабочего времени</text:span><text:bookmark-end text:name="__RefHeading___Toc1051_1445525800"/><text:span text:style-name="T19"/></text:h>
      <text:p text:style-name="P8"/>
      <text:p text:style-name="P43">Табель учета рабочего времени позволяет анализировать деятельность сотрудников и следить за тем, как она влияет на выполнение стратегически важных для компании задач. </text:p>
      <text:p text:style-name="P8"/>
      <text:p text:style-name="P8"><text:span text:style-name="T30">Также т</text:span>абель учета рабочего времени <text:span text:style-name="T30">предоставляет возможность</text:span><text:span text:style-name="T25"> посмотреть, чем был занят отдельный сотрудник или целое подразделение, понять, какова средняя производительность каждого из работников и грамотно спланировать загрузку ресурсов на следующий месяц.</text:span></text:p>
      <text:p text:style-name="P8"/>
      <text:h text:style-name="Heading_20_2" text:outline-level="2"><text:bookmark-start text:name="__RefHeading___Toc1053_1445525800"/>Слайд 8 — Автоматизированный сбор фактов<text:bookmark-end text:name="__RefHeading___Toc1053_1445525800"/></text:h>
      <text:p text:style-name="P8"/>
      <text:p text:style-name="P25">С функционалом автоматизированного сбора факта каждый исполнитель получит простую форму для заполнения данных по своим проектам заранее. Инструменты управления проектами позволят тратить на сбор факта минимум времени, а контролировать просрочку по предоставлению данных станет намного проще.</text:p>
      <text:p text:style-name="P8"/>
      <text:h text:style-name="Heading_20_2" text:outline-level="2"><text:bookmark-start text:name="__RefHeading___Toc1055_1445525800"/>Слайд 9 — Произвольная отчетность<text:bookmark-end text:name="__RefHeading___Toc1055_1445525800"/><text:span text:style-name="T19"/></text:h>
      <text:p text:style-name="P8"/>
      <text:p text:style-name="P44">Произвольная отчетность позволяет настроить <text:span text:style-name="T25">отчеты любой сложности и по любому типу объектов системы.</text:span></text:p>
      <text:p text:style-name="P16"/>
      <text:p text:style-name="P26"><text:span text:style-name="T31">Благодаря ней легко с</text:span>об<text:span text:style-name="T31">ирать</text:span> информацию по проектам, сделкам, загрузке ресурсов или движению денежных средств. </text:p>
      <text:p text:style-name="P26"/>
      <text:p text:style-name="P45">Также она дает возможность выгружать <text:span text:style-name="T25">полученные данные из системы или, наоборот, загружа</text:span><text:span text:style-name="T32">ть</text:span><text:span text:style-name="T25"> данные из других систем для их удобного представления в ADVANTA.</text:span></text:p>
      <text:p text:style-name="P8"/>
      <text:h text:style-name="Heading_20_2" text:outline-level="2"><text:bookmark-start text:name="__RefHeading___Toc1057_1445525800"/>Слайд 10 — Дашборды<text:bookmark-end text:name="__RefHeading___Toc1057_1445525800"/><text:span text:style-name="T19"/></text:h>
      <text:p text:style-name="P47"/>
      <text:p text:style-name="P47">Функционал дашбордов помогает <text:span text:style-name="T25">быстро принимать взвешенные управленческие решения.</text:span></text:p>
      <text:p text:style-name="P47"/>
      <text:p text:style-name="P27">Настраива<text:span text:style-name="T33">ть</text:span> дашборды быстро и удобно по любому нужному отчету. </text:p>
      <text:p text:style-name="P46"/>
      <text:p text:style-name="P46"><text:soft-page-break/>Всего раз потратив время, можно получить <text:span text:style-name="T25">инструмент, который покажет данные по проектам в необходимом формате, а все изменения </text:span>будут отображены <text:span text:style-name="T25">в режиме реального времени.</text:span></text:p>
      <text:p text:style-name="P27"/>
      <text:p text:style-name="P28">Функциональная система управления проектами ADVANTA <text:span text:style-name="T34">позволяет избавиться от постоянной настройки отчетов в различных программах и засимости </text:span>от аналитиков для оценки ситуации.</text:p>
      <text:p text:style-name="P8"/>
      <text:p text:style-name="P13"/>
      <text:h text:style-name="P3" text:outline-level="1"><text:bookmark-start text:name="__RefHeading___Toc967_1445525800"/>Слайд 11 — Планирование<text:bookmark-end text:name="__RefHeading___Toc967_1445525800"/></text:h>
      <text:h text:style-name="Heading_20_2" text:outline-level="2"><text:bookmark-start text:name="__RefHeading___Toc1059_1445525800"/>Слайд 12 — Диаграмма ганта<text:bookmark-end text:name="__RefHeading___Toc1059_1445525800"/><text:span text:style-name="T19"/></text:h>
      <text:p text:style-name="P9"/>
      <text:p text:style-name="P48">Диаграмма Ганта повышает <text:span text:style-name="T25">эффективность и управляемость проектов.</text:span></text:p>
      <text:p text:style-name="P48"/>
      <text:p text:style-name="P29">Это удобный и простой инструмент для планирования, управления и контроля как отдельных задач, так и проекта в целом. </text:p>
      <text:p text:style-name="P29"/>
      <text:p text:style-name="P29"><text:span text:style-name="T35">Он позволяет</text:span> легко понять, какие задачи входят в проект, увидеть даты их начала и окончания, а также проконтролировать загрузку ресурсов.</text:p>
      <text:p text:style-name="P9"/>
      <text:h text:style-name="Heading_20_2" text:outline-level="2"><text:bookmark-start text:name="__RefHeading___Toc1061_1445525800"/>Слайд 13 — Календарь<text:bookmark-end text:name="__RefHeading___Toc1061_1445525800"/><text:span text:style-name="T19"/></text:h>
      <text:p text:style-name="P9"/>
      <text:p text:style-name="P30">Назнач<text:span text:style-name="T36">ить</text:span> все встречи, совещания, звонки или вебинары <text:span text:style-name="T36">можно </text:span>в системе ADVANTA, <text:span text:style-name="T36">с помощью календаря</text:span>.</text:p>
      <text:p text:style-name="P9"/>
      <text:p text:style-name="P31"><text:span text:style-name="T37">Он помогает п</text:span>ланир<text:span text:style-name="T37">овать</text:span> совещания, исходя из загрузки руководителей и коллег, при необходимости перенося назначенные события в один клик. </text:p>
      <text:p text:style-name="P31"/>
      <text:p text:style-name="P31">Для удобства планирования <text:span text:style-name="T37">можно </text:span>использ<text:span text:style-name="T37">овать</text:span> календари: производственный с использованием рабочих дней и часов или в формате 24/7 без ограничений по времени.</text:p>
      <text:p text:style-name="P9"/>
      <text:h text:style-name="Heading_20_2" text:outline-level="2"><text:bookmark-start text:name="__RefHeading___Toc1063_1445525800"/>Слайд 14 — Списки задач<text:bookmark-end text:name="__RefHeading___Toc1063_1445525800"/><text:span text:style-name="T19"/></text:h>
      <text:p text:style-name="P9"/>
      <text:p text:style-name="P49">Списки позволяют <text:span text:style-name="T25">управления задачами по методологии Scrum, собира</text:span>ть<text:span text:style-name="T25"> и хран</text:span>ить<text:span text:style-name="T25"> бэклог дел на день, неделю, квартал или год. </text:span><text:span text:style-name="T38">Можно з</text:span><text:span text:style-name="T25">адава</text:span><text:span text:style-name="T38">ть</text:span><text:span text:style-name="T25"> приоритеты, сроки выполнения, цели и подробное описание каждой из задач. </text:span><text:span text:style-name="T38">А также м</text:span><text:span text:style-name="T25">ониторь процент выполненных задач по каждому сотруднику, команде или подразделению.</text:span></text:p>
      <text:p text:style-name="P9"/>
      <text:h text:style-name="Heading_20_2" text:outline-level="2"><text:bookmark-start text:name="__RefHeading___Toc1065_1445525800"/>Слайд 15 — Контрольные точки<text:bookmark-end text:name="__RefHeading___Toc1065_1445525800"/><text:span text:style-name="T19"/></text:h>
      <text:p text:style-name="P9"/>
      <text:p text:style-name="P9">Способ планирования по контрольным точкам <text:span text:style-name="T39">гарантированный метод получения результата.</text:span></text:p>
      <text:p text:style-name="P17"/>
      <text:p text:style-name="P32">Результат проекта будет намного более предсказуемым, если <text:span text:style-name="T39">разделить</text:span> его на вехи и следить за прогрессом по каждой. </text:p>
      <text:p text:style-name="P32"/>
      <text:p text:style-name="P32">В случае отклонений <text:span text:style-name="T39">можно </text:span>быстро сориентироваться в ситуации и принять нужное решение. А система максимально упростит сбор данных для того, чтобы эта информация всегда была под рукой.</text:p>
      <text:p text:style-name="P9"/>
      <text:p text:style-name="P13"/>
      <text:p text:style-name="P13"/>
      <text:h text:style-name="P3" text:outline-level="1"><text:bookmark-start text:name="__RefHeading___Toc969_1445525800"/>Слайд 16 — Управление системой<text:bookmark-end text:name="__RefHeading___Toc969_1445525800"/></text:h>
      <text:h text:style-name="Heading_20_2" text:outline-level="2"><text:bookmark-start text:name="__RefHeading___Toc1067_1445525800"/>Слайд 17 - Гибкие права доступа<text:bookmark-end text:name="__RefHeading___Toc1067_1445525800"/><text:span text:style-name="T19"/></text:h>
      <text:p text:style-name="P10"/>
      <text:p text:style-name="P10">Гибкие настройки системы ADVANTA позволят дать пользователям различные права на просмотр, редактирование или создание объектов в системе, в зависимости от роли сотрудника в конкретном проекте или его должности в компании.</text:p>
      <text:p text:style-name="P10"/>
      <text:p text:style-name="P18"><text:span text:style-name="T40">Это позволяет н</text:span>е перегружа<text:span text:style-name="T40">ть</text:span> сотрудников лишней информацией, предоставляя доступ только к тем данным, которые актуальны для них. </text:p>
      <text:p text:style-name="P10"/>
      <text:h text:style-name="Heading_20_2" text:outline-level="2"><text:bookmark-start text:name="__RefHeading___Toc1069_1445525800"/>Слайд 18 - Конструктор объектов управления<text:bookmark-end text:name="__RefHeading___Toc1069_1445525800"/><text:span text:style-name="T19"/></text:h>
      <text:p text:style-name="P10"/>
      <text:p text:style-name="P11">Конструктор объектов управления <text:span text:style-name="T41">позволяет построить </text:span><text:span text:style-name="T25">систему, которая будет отражать суть и структуру деятельности </text:span><text:span text:style-name="T41">компании</text:span><text:span text:style-name="T25">, без программирования и дополнительных инструментов. </text:span></text:p>
      <text:p text:style-name="P10"/>
      <text:p text:style-name="P18"><text:span text:style-name="T41">Б</text:span>изнес-аналитик сам сможет настроить нужные объекты, создать связи между ними, задать для каждого необходимые реквизиты.</text:p>
      <text:p text:style-name="P10"/>
      <text:p text:style-name="P13"/>
      <text:p text:style-name="P13"/>
      <text:h text:style-name="P3" text:outline-level="1"><text:bookmark-start text:name="__RefHeading___Toc971_1445525800"/>Слайд 19 — Хранение информации<text:bookmark-end text:name="__RefHeading___Toc971_1445525800"/></text:h>
      <text:h text:style-name="Heading_20_2" text:outline-level="2"><text:bookmark-start text:name="__RefHeading___Toc1071_1445525800"/>Слайд 20 - Документы проектов<text:bookmark-end text:name="__RefHeading___Toc1071_1445525800"/><text:span text:style-name="T19"/></text:h>
      <text:p text:style-name="P10"/>
      <text:p text:style-name="P50">Документы проектов можно с<text:span text:style-name="T25">охраня</text:span>ть<text:span text:style-name="T25"> в любом формате с привязкой к нужному объекту системы. Это может быть проект капитального ремонта дома, задача по выбору нового поставщика или протокол о прошедшей встрече. </text:span></text:p>
      <text:p text:style-name="P33"/>
      <text:p text:style-name="P33"><text:span text:style-name="T42">Пользователь может о</text:span>бновля<text:span text:style-name="T42">ть</text:span> файлы, сохран<text:span text:style-name="T42">яя</text:span> историю изменений и прошлые версии.</text:p>
      <text:p text:style-name="P10"/>
      <text:h text:style-name="Heading_20_2" text:outline-level="2"><text:bookmark-start text:name="__RefHeading___Toc1073_1445525800"/>Слайд 21 - Паспорт проекта<text:bookmark-end text:name="__RefHeading___Toc1073_1445525800"/><text:span text:style-name="T19"/></text:h>
      <text:p text:style-name="P10"/>
      <text:p text:style-name="P51">Паспорт проекта позволяет видеть<text:span text:style-name="T25"> вс</text:span>ю<text:span text:style-name="T25"> ключев</text:span>ую<text:span text:style-name="T25"> информаци</text:span>ю<text:span text:style-name="T25"> </text:span>по проекту <text:span text:style-name="T25">на одной странице. </text:span></text:p>
      <text:p text:style-name="P51"/>
      <text:p text:style-name="P51">На нем отображается статус, бюджет и участники проекта. С него можно<text:span text:style-name="T25"> легко попа</text:span>сть<text:span text:style-name="T25"> в диаграмму Ганта или в дискуссии и согласования. Здесь же можно посмотреть Устав, иерархическую структуру или создать отчет о завершении проекта. </text:span></text:p>
      <text:p text:style-name="P10"/>
      <text:h text:style-name="Heading_20_2" text:outline-level="2"><text:bookmark-start text:name="__RefHeading___Toc1075_1445525800"/>Слайд 22 - Создание групп объектов<text:bookmark-end text:name="__RefHeading___Toc1075_1445525800"/><text:span text:style-name="T19"/></text:h>
      <text:p text:style-name="P10"/>
      <text:p text:style-name="P52">Создание групп объектов позволит сэкономить время, <text:span text:style-name="T25">создавая объекты не по одному, а группами. </text:span>Можно<text:span text:style-name="T25"> создавать типовые проекты из шаблонов, загружать из внешних источников или просто копировать. </text:span></text:p>
      <text:p text:style-name="P34"/>
      <text:p text:style-name="P34"><text:span text:style-name="T43">Пользователь сам в</text:span>ыбира<text:span text:style-name="T43">ет</text:span> тот способ, который решит <text:span text:style-name="T43">его</text:span> задачу максимально эффективно.</text:p>
      <text:p text:style-name="P10"/>
      <text:p text:style-name="P14"/>
      <text:p text:style-name="P14"/>
      <text:h text:style-name="P3" text:outline-level="1"><text:bookmark-start text:name="__RefHeading___Toc973_1445525800"/>Слайд 23 — Общение<text:bookmark-end text:name="__RefHeading___Toc973_1445525800"/></text:h>
      <text:h text:style-name="Heading_20_2" text:outline-level="2"><text:bookmark-start text:name="__RefHeading___Toc1077_1445525800"/>Слайд 24 - Персонализированный портал<text:bookmark-end text:name="__RefHeading___Toc1077_1445525800"/><text:span text:style-name="T19"/></text:h>
      <text:p text:style-name="P10"/>
      <text:p text:style-name="P12">Персонализированный портал <text:span text:style-name="T25">системы ADVANTA </text:span><text:span text:style-name="T44">помогает быть в курсе последних новостей компании</text:span></text:p>
      <text:p text:style-name="P10"/>
      <text:p text:style-name="P35">Задачи на ближайший день или месяц, запланированные встречи, новости компании, единая база знаний, управление заявками на ИТ и закупки, ─ вся ключевая информация на одном экране. </text:p>
      <text:p text:style-name="P35"/>
      <text:p text:style-name="P35">Находясь на Главной странице, <text:span text:style-name="T44">пользователь</text:span> легко найдете ссылку на любой интересующий <text:span text:style-name="T44">его</text:span> объект системы.</text:p>
      <text:p text:style-name="P10"/>
      <text:h text:style-name="Heading_20_2" text:outline-level="2"><text:bookmark-start text:name="__RefHeading___Toc1079_1445525800"/>Слайд 25 - Дискуссии для обсуждения вопросов<text:bookmark-end text:name="__RefHeading___Toc1079_1445525800"/><text:span text:style-name="T19"/></text:h>
      <text:p text:style-name="P36"/>
      <text:p text:style-name="P36"><text:span text:style-name="T45">Д</text:span>искусси<text:span text:style-name="T45">и</text:span> <text:span text:style-name="T45">можно использовать </text:span>для обсуждения <text:span text:style-name="T45">любых рабочих</text:span> вопросов.</text:p>
      <text:p text:style-name="P36"/>
      <text:p text:style-name="P36"><text:span text:style-name="T45">Можно п</text:span>росматрива<text:span text:style-name="T45">ть</text:span> историю обсуждений по любому вопросу.</text:p>
      <text:p text:style-name="P36"/>
      <text:p text:style-name="P36">Привязыва<text:span text:style-name="T45">ть</text:span> дискуссии к конкретному проекту или задаче.</text:p>
      <text:p text:style-name="P36"/>
      <text:p text:style-name="P36">Вовлека<text:span text:style-name="T45">ть</text:span> сотрудников к решению важных для компании вопросов.</text:p>
      <text:p text:style-name="P36"/>
      <text:p text:style-name="P36"><text:span text:style-name="T45">Также можно л</text:span>егко находите нужные обсуждения по сотруднику, теме или ключевым словам.</text:p>
      <text:p text:style-name="P36"/>
      <text:h text:style-name="Heading_20_2" text:outline-level="2"><text:bookmark-start text:name="__RefHeading___Toc1081_1445525800"/>Слайд 26 — Согласования<text:bookmark-end text:name="__RefHeading___Toc1081_1445525800"/><text:span text:style-name="T19"/></text:h>
      <text:p text:style-name="P10"/>
      <text:p text:style-name="P53">Важное решение следует не только обсудить, но и письменно его зафиксировать. Для можно о<text:span text:style-name="T25">форм</text:span>ить<text:span text:style-name="T25"> согласовани</text:span>е<text:span text:style-name="T25"> прямо в системе ADVANTA, чтобы у всех заинтересованных лиц была «единая версия правды». </text:span></text:p>
      <text:p text:style-name="P37"/>
      <text:p text:style-name="P37">Это повысит уровень исполнительской дисциплины и поможет избежать длительной череды уточнений в будущем, ведь все важные моменты уже отмечены в системе.</text:p>
      <text:p text:style-name="P10"/>
      <text:p text:style-name="P15"/>
      <text:p text:style-name="P54"/>
      <text:h text:style-name="P3" text:outline-level="1"><text:bookmark-start text:name="__RefHeading___Toc975_1445525800"/>Слайд 27 - ADVANTA как аналог MS Project Server + SharePoint + Power BI<text:bookmark-end text:name="__RefHeading___Toc975_1445525800"/></text:h>
      <text:p text:style-name="Text_20_body"><text:span text:style-name="T46">И</text:span>нформационная система управления проектами компании как программное решение может быть реализовано на базе различных платформ. ADVANTA – основной российский конкурент для<text:span text:style-name="T46"> MS Project Server + SharePoint + Power BI. Объясним почему это так и почему следует выбрать </text:span><text:span text:style-name="T4">ADVANTA-</text:span><text:span text:style-name="T13">у.</text:span></text:p>
      <text:h text:style-name="Heading_20_2" text:outline-level="2"><text:bookmark-start text:name="__RefHeading___Toc1083_1445525800"/>Слайд 28 - <text:span text:style-name="T24">П</text:span>латформ<text:span text:style-name="T26">а</text:span> ADVANTA<text:bookmark-end text:name="__RefHeading___Toc1083_1445525800"/></text:h>
      <text:p text:style-name="P10"/>
      <text:p text:style-name="P18">ADVANTA (АДВАНТА) — российская информационная система управления проектами, позволяющая реализовывать современные методологии проектного управления в крупных и средних компаниях, а также в небольших проектных командах. Платформа ориентирована на быструю разработку клиентских решений без программирования, позволяет настроить и внедрить требуемый бизнес-функционал всего за несколько недель.</text:p>
      <text:p text:style-name="P18"/>
      <text:p text:style-name="P18">Система содержит готовые инструменты управления портфелями проектов и совместной работы. Весь функционал <text:span text:style-name="T27">реализован </text:span>в одном программном продукте, который может быть развернут на сервере компании или в облаке.</text:p>
      <text:p text:style-name="P18"/>
      <text:p text:style-name="P18">Клиентская часть не зависит от операционной системы (Windows, Unix, MacOS), возможен доступ с мобильных устройств.</text:p>
      <text:p text:style-name="P56"/>
      <text:h text:style-name="Heading_20_2" text:outline-level="2"><text:bookmark-start text:name="__RefHeading___Toc1085_1445525800"/>Слайд 29 - <text:span text:style-name="T24">П</text:span>латформ<text:span text:style-name="T26">а</text:span> Microsoft Project Server<text:bookmark-end text:name="__RefHeading___Toc1085_1445525800"/></text:h>
      <text:p text:style-name="P10"/>
      <text:p text:style-name="P18">На текущий момент многие крупные предприятия России уже используют какой-либо инструмент для управления проектами. Большое количество проектов планируется в локальных версиях MS Project. Логично, что и для контроля программ/портфелей проектов компании обращают внимание на серверное решение от компании Microsoft. Однако на практике часто бывает так, что, потратив время и деньги на покупку и внедрение MS Project Server, компании снова обращаются к рынку в поисках аналогов или подходящего программного решения для управления портфелем проектов.</text:p>
      <text:p text:style-name="P18"/>
      <text:p text:style-name="P18">Microsoft Project Server в полноценном внедрении требуют использования нескольких модулей:</text:p>
      <text:list xml:id="list3623634486" text:style-name="L4">
        <text:list-item>
          <text:p text:style-name="P19">Десктопный офлайн-клиент (под Windows), предназначенный для планирования проектов.</text:p>
        </text:list-item>
        <text:list-item>
          <text:p text:style-name="P19">Серверная часть для поддержки совместной работы.</text:p>
        </text:list-item>
        <text:list-item>
          <text:p text:style-name="P19">MS SharePoint для реализации online-части решения Project WEB App.</text:p>
        </text:list-item>
        <text:list-item>
          <text:p text:style-name="P19">Web-часть системы работает преимущественно под Internet Explorer (только на Windows).</text:p>
        </text:list-item>
        <text:list-item>
          <text:p text:style-name="P19">MS Reporting Services, Power BI.</text:p>
        </text:list-item>
      </text:list>
      <text:p text:style-name="P56"/>
      <text:h text:style-name="Heading_20_2" text:outline-level="2"><text:bookmark-start text:name="__RefHeading___Toc1087_1445525800"/>Слайд 30 - Почему Microsoft Project Server не всегда подходит компаниям?<text:bookmark-end text:name="__RefHeading___Toc1087_1445525800"/></text:h>
      <text:p text:style-name="P10"/>
      <text:p text:style-name="P18"><text:soft-page-break/></text:p>
      <text:list xml:id="list708995001" text:style-name="L8">
        <text:list-item>
          <text:p text:style-name="P38">Сложность интеграции нескольких решений Microsoft</text:p>
          <text:list>
            <text:list-item>
              <text:p text:style-name="P38">Для создания полноценного решения по управлению портфелями проектов на платформе Microsoft требуется набор разных информационных систем, которые должны быть связаны все между собой. Как минимум, это Project Server, SharePoint, Power BI. Интегрировать все продукты между собой – это сложная техническая и требующая вложений задача, которая под силу только крупным интеграторам.</text:p>
            </text:list-item>
          </text:list>
        </text:list-item>
      </text:list>
      <text:p text:style-name="P18"/>
      <text:list xml:id="list82854513115398" text:continue-numbering="true" text:style-name="L8">
        <text:list-item>
          <text:p text:style-name="P61"><text:span text:style-name="T20">Сложность интерфейса для рядовых пользователей</text:span></text:p>
          <text:list>
            <text:list-item>
              <text:p text:style-name="P61"><text:span text:style-name="T20">В проектной деятельности участвуют обычные бизнес-пользователи. Сложное интегрированное решение не позволяет предоставить пользователю простой интерфейс, не все руководители проектов способны его освоить. </text:span></text:p>
            </text:list-item>
            <text:list-item>
              <text:p text:style-name="P61"><text:span text:style-name="T20">MS Project в сравнении с некоторыми аналогами был и остается для конечного пользователя сложным ИТ-продуктом, требующим специальной подготовки и квалификации. Очень часто это негативно влияет на успешность внедрения. </text:span></text:p>
            </text:list-item>
          </text:list>
        </text:list-item>
      </text:list>
      <text:p text:style-name="P18"/>
      <text:list xml:id="list82853684938869" text:continue-numbering="true" text:style-name="L8">
        <text:list-item>
          <text:p text:style-name="P61"><text:span text:style-name="T20">Сроки внедрения полноценного решения от 1 года</text:span></text:p>
          <text:list>
            <text:list-item>
              <text:p text:style-name="P61"><text:span text:style-name="T20">По ходу внедрения системы требования часто меняются, от этого продолжительность проекта неуправляемо увеличивается. Клиент просто может не дождаться результата. </text:span></text:p>
            </text:list-item>
          </text:list>
        </text:list-item>
      </text:list>
      <text:p text:style-name="P18"/>
      <text:list xml:id="list82854417414147" text:continue-numbering="true" text:style-name="L8">
        <text:list-item>
          <text:p text:style-name="P61"><text:span text:style-name="T20">Внесение изменений в ходе эксплуатации</text:span></text:p>
          <text:list>
            <text:list-item>
              <text:p text:style-name="P61"><text:span text:style-name="T20">Компания в процессе своего развития постоянно меняется. Сложное решение чувствительно к любым изменениям. Из-за ограничений по ресурсам и трудоемкости внесения изменений требования бизнеса реализуются частично и неоперативно. В результате информационная система либо ограничивает компанию в своем развитии, либо пользователи отказываются от ее регулярного использования. Сложности в обучении сотрудников новому программному обеспечению замедляют сроки реализации проектов. Необходимо прохождение специального обучения. </text:span></text:p>
            </text:list-item>
          </text:list>
        </text:list-item>
      </text:list>
      <text:p text:style-name="P18"/>
      <text:list xml:id="list82853770313401" text:continue-numbering="true" text:style-name="L8">
        <text:list-item>
          <text:p text:style-name="P61"><text:span text:style-name="T20">Высокая стоимость владения</text:span></text:p>
          <text:list>
            <text:list-item>
              <text:p text:style-name="P61"><text:span text:style-name="T20">В силу сложной системы лицензирования при масштабировании решения могут возникнуть дополнительные серьезные затраты по каждому виду ПО на каждого пользователя. Кроме дорогого программного и аппаратного обеспечения необходимо держать в штате узкоспециализированных высококлассных специалистов, которых трудно найти, и услуги которых стоят недешево. </text:span></text:p>
            </text:list-item>
          </text:list>
        </text:list-item>
      </text:list>
      <text:p text:style-name="P18"/>
      <text:list xml:id="list82853328825308" text:continue-numbering="true" text:style-name="L8">
        <text:list-item>
          <text:p text:style-name="P61"><text:span text:style-name="T20">Отказ от развития и поддержки вендором</text:span></text:p>
          <text:list>
            <text:list-item>
              <text:p text:style-name="P38">В 2018 году Microsoft сообщил о прекращении развития платформы Microsoft Project Server. Версия 2019 года <text:span text:style-name="T47">была</text:span> последней. Тогда клиенты MS Project массово задумались о переходе на аналогичные продукты. Взамен при<text:span text:style-name="T47">шло</text:span> облачное решение, которое полностью создается на новой платформе.</text:p>
            </text:list-item>
          </text:list>
        </text:list-item>
      </text:list>
      <text:p text:style-name="P18"/>
      <text:list xml:id="list82854595089038" text:continue-numbering="true" text:style-name="L8">
        <text:list-item>
          <text:p text:style-name="P61"><text:span text:style-name="T20">Переход на новые версии через новое внедрение</text:span></text:p>
          <text:list>
            <text:list-item>
              <text:p text:style-name="P38">При развитии решения путем программирования со временем вы получите сделанную на заказ систему – «черный ящик», на которую не будет документации и появится зависимость от создавших ее разработчиков. При обновлении версий платформы Project Server + Sharepoint собственные наработки под специфику деятельности вашего предприятия не смогут обновляться автоматически. При переходе на новые версии систему фактически придется перевнедрять.</text:p>
            </text:list-item>
          </text:list>
        </text:list-item>
      </text:list>
      <text:p text:style-name="P18"><text:soft-page-break/></text:p>
      <text:list xml:id="list82854665449000" text:continue-numbering="true" text:style-name="L8">
        <text:list-item>
          <text:p text:style-name="P61"><text:span text:style-name="T20">Риск санкций</text:span></text:p>
          <text:list>
            <text:list-item>
              <text:p text:style-name="P38">Риск санкций и регулятивного запрета на использование зарубежных информационных систем. Пример: Microsoft отказался продлить лицензию на ПО для МГТУ имени Баумана.</text:p>
            </text:list-item>
          </text:list>
        </text:list-item>
      </text:list>
      <text:p text:style-name="P56"/>
      <text:h text:style-name="Heading_20_2" text:outline-level="2"><text:bookmark-start text:name="__RefHeading___Toc1089_1445525800"/>Слайд 31 — Почему <text:span text:style-name="T1">ADVANTA </text:span><text:span text:style-name="T21">лучш</text:span><text:span text:style-name="T22">е</text:span><text:span text:style-name="T1">?</text:span><text:bookmark-end text:name="__RefHeading___Toc1089_1445525800"/></text:h>
      <text:p text:style-name="P10"/>
      <text:p text:style-name="P18">Выбор системы ADVANTA позволит:</text:p>
      <text:p text:style-name="P18"/>
      <text:p text:style-name="P18">Руководителю компании</text:p>
      <text:list xml:id="list3262927277" text:style-name="L5">
        <text:list-item>
          <text:p text:style-name="P20">Сэкономить на лицензиях, проекте внедрения, оборудовании и специалист<text:span text:style-name="T48">ах</text:span> (так как ADVANTA не требует программирования, для настройки решения достаточно одного аналитика).</text:p>
        </text:list-item>
        <text:list-item>
          <text:p text:style-name="P21">Гарантировать успешное внедрение системы и проектного управления. По статистике, через 6 месяцев после типового проекта внедрения 95% систем клиентов ADVANTA успешно используются, а у 57% клиентов количество пользователей системы увеличивается.</text:p>
          <text:p text:style-name="P20"/>
        </text:list-item>
      </text:list>
      <text:p text:style-name="P18">Руководителю проектного офиса</text:p>
      <text:list xml:id="list3373585018" text:style-name="L6">
        <text:list-item>
          <text:p text:style-name="P22">Сократить время на сбор данных и формирование отчетности.</text:p>
        </text:list-item>
        <text:list-item>
          <text:p text:style-name="P22">Реализовать оптимальную методологию управления проектами.</text:p>
        </text:list-item>
        <text:list-item>
          <text:p text:style-name="P23">Получить исчерпывающую информация по статусу выполнения проектов.</text:p>
        </text:list-item>
      </text:list>
      <text:p text:style-name="P39"/>
      <text:p text:style-name="P39">Руководителю проектов</text:p>
      <text:list xml:id="list82854667994165" text:continue-numbering="true" text:style-name="L6">
        <text:list-item>
          <text:p text:style-name="P62"><text:span text:style-name="T20">Выполнять проекты с соблюдением заданных ограничений.</text:span></text:p>
        </text:list-item>
      </text:list>
      <text:list text:style-name="L7">
        <text:list-item>
          <text:p text:style-name="P24">Автоматически готовить отчетность для руководства.</text:p>
        </text:list-item>
        <text:list-item>
          <text:p text:style-name="P24">Получить единую среду для управления задачами, коммуникациями и хранения документов.</text:p>
        </text:list-item>
      </text:list>
      <text:p text:style-name="P56"/>
      <text:p text:style-name="P55"/>
      <text:p text:style-name="P59"><text:span text:style-name="T49">Ссылка на к</text:span>раткое сравнение систем ADVANTA и Project Server + SharePoint + Power BI</text:p>
      <text:p text:style-name="P59">https://drive.google.com/file/d/1qCw7er50GDu4rcJ5f0xGslvcg2Dyq2Kh/view</text:p>
      <text:h text:style-name="P3" text:outline-level="1"><text:bookmark-start text:name="__RefHeading___Toc977_1445525800"/>Слайд 32 — Итог<text:bookmark-end text:name="__RefHeading___Toc977_1445525800"/></text:h>
      <text:p text:style-name="P10"/>
      <text:p text:style-name="P41"><text:span text:style-name="T1">ADVANTA – </text:span><text:span text:style-name="T5">это </text:span><text:span text:style-name="T6">уникальный российский программный продукт, </text:span><text:span text:style-name="T5">с большим набором инструментов для проектного управления, который за многие годы своего существования был эффективно внедрен в сотни компаний и </text:span><text:span text:style-name="T7">принес им большую выгоду, </text:span><text:span text:style-name="T11">тем самым подтвердив свою надежность.</text:span></text:p>
      <text:p text:style-name="P41"><text:span text:style-name="T7"/></text:p>
      <text:p text:style-name="P41"><text:span text:style-name="T12">Сейчас</text:span><text:span text:style-name="T11"> </text:span><text:span text:style-name="T3">ADVANTA </text:span><text:span text:style-name="T10">продолжает активно развиваться и улучшать свой функци</text:span><text:span text:style-name="T8">о</text:span><text:span text:style-name="T10">нал, </text:span><text:span text:style-name="T9">что дает гарантию получения долгосрочных результатов от ее использования.</text:span></text:p>
      <text:p text:style-name="P60"><text:bookmark-start text:name="__RefHeading___Toc979_1445525800"/><text:bookmark-end text:name="__RefHeading___Toc979_1445525800"/></text:p>
      <text:p text:style-name="P13"><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ato" svg:font-family="Lato, Arial, Helvetica, FreeSans, 'Liberation Sans', 'Nimbus Sans 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2T19:03:42.197000000</meta:creation-date>
    <dc:date>2023-06-13T06:32:15.023000000</dc:date>
    <meta:editing-duration>PT9H19M12S</meta:editing-duration>
    <meta:editing-cycles>164</meta:editing-cycles>
    <meta:generator>LibreOffice/7.5.1.2$Windows_X86_64 LibreOffice_project/fcbaee479e84c6cd81291587d2ee68cba099e129</meta:generator>
    <meta:document-statistic meta:table-count="0" meta:image-count="0" meta:object-count="0" meta:page-count="13" meta:paragraph-count="164" meta:word-count="2135" meta:character-count="16091" meta:non-whitespace-character-count="14089"/>
  </office:meta>
</office:document-meta>
</file>